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1" svg:font-family="Lucidasans"/>
    <style:font-face style:name="Times2" svg:font-family="Times"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Arial" svg:font-family="Arial" style:font-family-generic="roman" style:font-pitch="variable"/>
    <style:font-face style:name="Bitstream Vera Serif" svg:font-family="'Bitstream Vera Serif'" style:font-family-generic="roman" style:font-pitch="variable"/>
    <style:font-face style:name="Helvetica1" svg:font-family="Helvetica"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automatic-styles>
    <style:style style:name="Tabela2" style:family="table">
      <style:table-properties style:width="15cm" table:align="margins" style:writing-mode="lr-tb"/>
    </style:style>
    <style:style style:name="Tabela2.A" style:family="table-column">
      <style:table-column-properties style:column-width="7.5cm" style:rel-column-width="32767*"/>
    </style:style>
    <style:style style:name="Tabela2.A1" style:family="table-cell">
      <style:table-cell-properties fo:background-color="#cccccc" fo:padding="0.097cm" fo:border-left="0.05pt solid #000000" fo:border-right="none" fo:border-top="0.05pt solid #000000" fo:border-bottom="0.05pt solid #000000">
        <style:background-image/>
      </style:table-cell-properties>
    </style:style>
    <style:style style:name="Tabela2.B1" style:family="table-cell">
      <style:table-cell-properties fo:background-color="#cccccc" fo:padding="0.097cm" fo:border="0.05pt solid #000000">
        <style:background-image/>
      </style:table-cell-properties>
    </style:style>
    <style:style style:name="Tabela2.A2" style:family="table-cell">
      <style:table-cell-properties style:vertical-align="middle" fo:padding="0.097cm" fo:border-left="0.05pt solid #000000" fo:border-right="none" fo:border-top="none" fo:border-bottom="0.05pt solid #000000"/>
    </style:style>
    <style:style style:name="Tabela2.B2" style:family="table-cell">
      <style:table-cell-properties style:vertical-align="middle" fo:padding="0.097cm" fo:border-left="0.05pt solid #000000" fo:border-right="0.05pt solid #000000" fo:border-top="none" fo:border-bottom="0.05pt solid #000000"/>
    </style:style>
    <style:style style:name="P1" style:family="paragraph" style:parent-style-name="SBC_3a_paragraph">
      <style:text-properties officeooo:paragraph-rsid="0017b5fe"/>
    </style:style>
    <style:style style:name="P2" style:family="paragraph" style:parent-style-name="SBC_3a_paragraph">
      <style:paragraph-properties fo:text-align="justify" style:justify-single-word="false"/>
      <style:text-properties officeooo:rsid="0026d630" officeooo:paragraph-rsid="0026d630"/>
    </style:style>
    <style:style style:name="P3" style:family="paragraph" style:parent-style-name="SBC_3a_paragraph">
      <style:paragraph-properties fo:text-align="justify" style:justify-single-word="false"/>
      <style:text-properties officeooo:rsid="0029ece0" officeooo:paragraph-rsid="0029ece0"/>
    </style:style>
    <style:style style:name="P4" style:family="paragraph" style:parent-style-name="SBC_3a_paragraph">
      <style:paragraph-properties fo:text-align="center" style:justify-single-word="false"/>
      <style:text-properties style:text-line-through-style="none" style:text-line-through-type="none" officeooo:rsid="0029ece0" officeooo:paragraph-rsid="0029ece0"/>
    </style:style>
    <style:style style:name="P5" style:family="paragraph" style:parent-style-name="SBC_3a_paragraph">
      <style:paragraph-properties fo:margin-left="0cm" fo:margin-right="0cm" fo:text-align="justify" style:justify-single-word="false" fo:text-indent="0cm" style:auto-text-indent="false"/>
      <style:text-properties style:text-line-through-style="none" style:text-line-through-type="none" officeooo:rsid="00392ee7" officeooo:paragraph-rsid="003ae5cd"/>
    </style:style>
    <style:style style:name="P6" style:family="paragraph" style:parent-style-name="SBC_3a_paragraph">
      <style:paragraph-properties fo:margin-left="0cm" fo:margin-right="0cm" fo:text-align="center" style:justify-single-word="false" fo:text-indent="0cm" style:auto-text-indent="false"/>
      <style:text-properties style:text-line-through-style="none" style:text-line-through-type="none" officeooo:rsid="00392ee7" officeooo:paragraph-rsid="003ae5cd"/>
    </style:style>
    <style:style style:name="P7" style:family="paragraph" style:parent-style-name="SBC_3a_paragraph">
      <style:paragraph-properties fo:margin-left="0cm" fo:margin-right="0cm" fo:text-align="justify" style:justify-single-word="false" fo:text-indent="0cm" style:auto-text-indent="false"/>
      <style:text-properties style:text-line-through-style="none" style:text-line-through-type="none" officeooo:rsid="0029ece0" officeooo:paragraph-rsid="0044b8aa"/>
    </style:style>
    <style:style style:name="P8" style:family="paragraph" style:parent-style-name="SBC_3a_paragraph">
      <style:paragraph-properties fo:margin-left="0cm" fo:margin-right="0cm" fo:text-align="center" style:justify-single-word="false" fo:text-indent="0cm" style:auto-text-indent="false"/>
      <style:text-properties style:text-line-through-style="none" style:text-line-through-type="none" officeooo:rsid="003cf010" officeooo:paragraph-rsid="003cf010"/>
    </style:style>
    <style:style style:name="P9" style:family="paragraph" style:parent-style-name="SBC_3a_paragraph">
      <style:paragraph-properties fo:margin-left="0cm" fo:margin-right="0cm" fo:text-align="justify" style:justify-single-word="false" fo:text-indent="0cm" style:auto-text-indent="false"/>
      <style:text-properties style:text-line-through-style="none" style:text-line-through-type="none" officeooo:rsid="003cf010" officeooo:paragraph-rsid="003cf010"/>
    </style:style>
    <style:style style:name="P10" style:family="paragraph" style:parent-style-name="SBC_3a_paragraph">
      <style:paragraph-properties fo:margin-left="0cm" fo:margin-right="0cm" fo:text-align="justify" style:justify-single-word="false" fo:text-indent="0cm" style:auto-text-indent="false"/>
      <style:text-properties style:text-line-through-style="none" style:text-line-through-type="none" officeooo:rsid="00431242" officeooo:paragraph-rsid="00431242"/>
    </style:style>
    <style:style style:name="P11" style:family="paragraph" style:parent-style-name="SBC_3a_paragraph">
      <style:paragraph-properties fo:margin-left="0cm" fo:margin-right="0cm" fo:text-align="justify" style:justify-single-word="false" fo:text-indent="0cm" style:auto-text-indent="false"/>
      <style:text-properties style:text-line-through-style="none" style:text-line-through-type="none" officeooo:rsid="00460a82" officeooo:paragraph-rsid="00460a82"/>
    </style:style>
    <style:style style:name="P12" style:family="paragraph" style:parent-style-name="SBC_3a_caption_3a_2lines">
      <style:paragraph-properties fo:margin-left="0cm" fo:margin-right="0cm" fo:text-align="center" style:justify-single-word="false" fo:text-indent="0cm" style:auto-text-indent="false"/>
      <style:text-properties style:text-line-through-style="none" style:text-line-through-type="none" officeooo:rsid="0029ece0" officeooo:paragraph-rsid="003bb436"/>
    </style:style>
    <style:style style:name="P13" style:family="paragraph" style:parent-style-name="SBC_3a_caption_3a_2lines">
      <style:paragraph-properties fo:margin-left="0cm" fo:margin-right="0cm" fo:text-align="center" style:justify-single-word="false" fo:text-indent="0cm" style:auto-text-indent="false"/>
      <style:text-properties style:text-line-through-style="none" style:text-line-through-type="none" officeooo:rsid="0029ece0" officeooo:paragraph-rsid="0044b8aa"/>
    </style:style>
    <style:style style:name="P14" style:family="paragraph" style:parent-style-name="SBC_3a_paragraph_3a_first">
      <style:text-properties officeooo:paragraph-rsid="001970bf"/>
    </style:style>
    <style:style style:name="P15" style:family="paragraph" style:parent-style-name="SBC_3a_paragraph_3a_first">
      <style:paragraph-properties fo:text-align="justify" style:justify-single-word="false"/>
      <style:text-properties officeooo:paragraph-rsid="0026b6f1"/>
    </style:style>
    <style:style style:name="P16" style:family="paragraph" style:parent-style-name="SBC_3a_paragraph_3a_first">
      <style:text-properties officeooo:rsid="002e06c6" officeooo:paragraph-rsid="0036733c"/>
    </style:style>
    <style:style style:name="P17" style:family="paragraph" style:parent-style-name="SBC_3a_caption_3a_2lines">
      <style:paragraph-properties fo:text-align="center" style:justify-single-word="false"/>
      <style:text-properties style:text-line-through-style="none" style:text-line-through-type="none" officeooo:rsid="0029ece0" officeooo:paragraph-rsid="0029ece0"/>
    </style:style>
    <style:style style:name="P18" style:family="paragraph" style:parent-style-name="SBC_3a_caption_3a_2lines">
      <style:paragraph-properties fo:text-align="center" style:justify-single-word="false"/>
      <style:text-properties style:text-line-through-style="none" style:text-line-through-type="none" officeooo:rsid="0029ece0" officeooo:paragraph-rsid="0052e01c"/>
    </style:style>
    <style:style style:name="P19" style:family="paragraph" style:parent-style-name="SBC_3a_institution">
      <style:text-properties officeooo:paragraph-rsid="0016eaea"/>
    </style:style>
    <style:style style:name="P20" style:family="paragraph" style:parent-style-name="SBC_3a_paragraph">
      <style:paragraph-properties fo:margin-left="0cm" fo:margin-right="0cm" fo:text-indent="0cm" style:auto-text-indent="false"/>
    </style:style>
    <style:style style:name="P21" style:family="paragraph" style:parent-style-name="SBC_3a_paragraph">
      <style:paragraph-properties fo:margin-left="0cm" fo:margin-right="0cm" fo:text-indent="0cm" style:auto-text-indent="false"/>
      <style:text-properties officeooo:paragraph-rsid="0050e2df"/>
    </style:style>
    <style:style style:name="P22" style:family="paragraph" style:parent-style-name="SBC_3a_paragraph">
      <style:paragraph-properties fo:margin-left="0cm" fo:margin-right="0cm" fo:text-indent="0cm" style:auto-text-indent="false"/>
      <style:text-properties fo:color="#ff0000" officeooo:paragraph-rsid="0050e2df"/>
    </style:style>
    <style:style style:name="P23" style:family="paragraph" style:parent-style-name="SBC_3a_paragraph">
      <style:text-properties officeooo:paragraph-rsid="0050e2df"/>
    </style:style>
    <style:style style:name="P24" style:family="paragraph" style:parent-style-name="SBC_3a_paragraph">
      <style:paragraph-properties fo:text-align="center" style:justify-single-word="false"/>
      <style:text-properties officeooo:paragraph-rsid="0052e01c"/>
    </style:style>
    <style:style style:name="P25" style:family="paragraph" style:parent-style-name="SBC_3a_email">
      <style:text-properties officeooo:paragraph-rsid="004e7def"/>
    </style:style>
    <style:style style:name="P26" style:family="paragraph" style:parent-style-name="SBC_3a_paragraph_3a_first">
      <style:text-properties officeooo:paragraph-rsid="0052e01c"/>
    </style:style>
    <style:style style:name="P27" style:family="paragraph" style:parent-style-name="SBC_3a_author_28_s_29_">
      <style:text-properties officeooo:paragraph-rsid="004e7def"/>
    </style:style>
    <style:style style:name="P28" style:family="paragraph" style:parent-style-name="SBC_3a_title_3a_1">
      <style:text-properties officeooo:rsid="001970bf" officeooo:paragraph-rsid="001970bf"/>
    </style:style>
    <style:style style:name="P29" style:family="paragraph" style:parent-style-name="SBC_3a_title_3a_1">
      <style:text-properties officeooo:rsid="001ab6c5" officeooo:paragraph-rsid="001ab6c5"/>
    </style:style>
    <style:style style:name="P30" style:family="paragraph" style:parent-style-name="SBC_3a_title_3a_1">
      <style:text-properties fo:font-weight="bold" officeooo:rsid="0050e2df" officeooo:paragraph-rsid="0050e2df" style:font-weight-asian="bold" style:font-weight-complex="bold"/>
    </style:style>
    <style:style style:name="P31" style:family="paragraph" style:parent-style-name="SBC_3a_title_3a_1">
      <style:text-properties officeooo:rsid="0050e2df" officeooo:paragraph-rsid="0050e2df"/>
    </style:style>
    <style:style style:name="P32" style:family="paragraph" style:parent-style-name="SBC_3a_title_3a_1">
      <style:text-properties officeooo:rsid="0052103e" officeooo:paragraph-rsid="0052103e"/>
    </style:style>
    <style:style style:name="P33" style:family="paragraph" style:parent-style-name="SBC_3a_title_3a_1">
      <style:text-properties officeooo:rsid="00522dee" officeooo:paragraph-rsid="00522dee"/>
    </style:style>
    <style:style style:name="P34" style:family="paragraph" style:parent-style-name="Table_20_Contents">
      <style:text-properties officeooo:rsid="0052e01c" officeooo:paragraph-rsid="0052e01c"/>
    </style:style>
    <style:style style:name="P35" style:family="paragraph" style:parent-style-name="Table_20_Contents">
      <style:text-properties style:font-name="Times2" officeooo:rsid="0052e01c" officeooo:paragraph-rsid="0052e01c"/>
    </style:style>
    <style:style style:name="P36" style:family="paragraph" style:parent-style-name="caption">
      <style:text-properties officeooo:paragraph-rsid="0052e01c"/>
    </style:style>
    <style:style style:name="P37" style:family="paragraph" style:parent-style-name="caption">
      <style:paragraph-properties fo:break-before="page"/>
      <style:text-properties officeooo:paragraph-rsid="0052e01c"/>
    </style:style>
    <style:style style:name="P38" style:family="paragraph" style:parent-style-name="Standard">
      <style:paragraph-properties fo:text-align="start" style:justify-single-word="false"/>
      <style:text-properties officeooo:paragraph-rsid="0052e01c"/>
    </style:style>
    <style:style style:name="P39" style:family="paragraph" style:parent-style-name="Standard">
      <style:text-properties officeooo:paragraph-rsid="0052e01c"/>
    </style:style>
    <style:style style:name="P40" style:family="paragraph" style:parent-style-name="Standard">
      <style:paragraph-properties fo:text-align="start" style:justify-single-word="false"/>
      <style:text-properties style:font-name="Times2" officeooo:paragraph-rsid="0052e01c"/>
    </style:style>
    <style:style style:name="P41" style:family="paragraph" style:parent-style-name="Standard">
      <style:paragraph-properties fo:margin-top="0cm" fo:margin-bottom="0cm" loext:contextual-spacing="false" fo:text-align="start" style:justify-single-word="false">
        <style:tab-stops/>
      </style:paragraph-properties>
      <style:text-properties officeooo:paragraph-rsid="0052e01c"/>
    </style:style>
    <style:style style:name="P42" style:family="paragraph" style:parent-style-name="SBC_3a_title" style:master-page-name="Standard">
      <style:paragraph-properties style:page-number="auto"/>
    </style:style>
    <style:style style:name="T1" style:family="text">
      <style:text-properties style:text-position="super 58%"/>
    </style:style>
    <style:style style:name="T2" style:family="text">
      <style:text-properties fo:font-weight="bold" style:font-weight-asian="bold" style:font-weight-complex="bold"/>
    </style:style>
    <style:style style:name="T3" style:family="text">
      <style:text-properties fo:font-style="italic" style:font-style-asian="italic" style:font-style-complex="italic"/>
    </style:style>
    <style:style style:name="T4" style:family="text">
      <style:text-properties fo:font-style="italic" fo:font-weight="bold" style:font-style-asian="italic" style:font-weight-asian="bold" style:font-style-complex="italic" style:font-weight-complex="bold"/>
    </style:style>
    <style:style style:name="T5" style:family="text">
      <style:text-properties fo:font-style="italic" fo:font-weight="bold" officeooo:rsid="001c7e22" style:font-style-asian="italic" style:font-weight-asian="bold" style:font-style-complex="italic" style:font-weight-complex="bold"/>
    </style:style>
    <style:style style:name="T6" style:family="text">
      <style:text-properties fo:font-style="italic" fo:font-weight="bold" officeooo:rsid="003ae5cd" style:font-style-asian="italic" style:font-weight-asian="bold" style:font-style-complex="italic" style:font-weight-complex="bold"/>
    </style:style>
    <style:style style:name="T7" style:family="text">
      <style:text-properties officeooo:rsid="0016eaea"/>
    </style:style>
    <style:style style:name="T8" style:family="text">
      <style:text-properties officeooo:rsid="001970bf"/>
    </style:style>
    <style:style style:name="T9" style:family="text">
      <style:text-properties officeooo:rsid="001ab6c5"/>
    </style:style>
    <style:style style:name="T10" style:family="text">
      <style:text-properties officeooo:rsid="001c729b"/>
    </style:style>
    <style:style style:name="T11" style:family="text">
      <style:text-properties officeooo:rsid="001c7e22"/>
    </style:style>
    <style:style style:name="T12" style:family="text">
      <style:text-properties officeooo:rsid="001dbe51"/>
    </style:style>
    <style:style style:name="T13" style:family="text">
      <style:text-properties officeooo:rsid="001f7c6c"/>
    </style:style>
    <style:style style:name="T14" style:family="text">
      <style:text-properties officeooo:rsid="00204318"/>
    </style:style>
    <style:style style:name="T15" style:family="text">
      <style:text-properties officeooo:rsid="00208894"/>
    </style:style>
    <style:style style:name="T16" style:family="text">
      <style:text-properties officeooo:rsid="002206ac"/>
    </style:style>
    <style:style style:name="T17" style:family="text">
      <style:text-properties officeooo:rsid="00235bee"/>
    </style:style>
    <style:style style:name="T18" style:family="text">
      <style:text-properties style:text-line-through-style="none" style:text-line-through-type="none"/>
    </style:style>
    <style:style style:name="T19" style:family="text">
      <style:text-properties style:text-line-through-style="none" style:text-line-through-type="none" officeooo:rsid="00235bee"/>
    </style:style>
    <style:style style:name="T20" style:family="text">
      <style:text-properties style:text-line-through-style="none" style:text-line-through-type="none" fo:font-style="italic" fo:font-weight="bold" style:font-style-asian="italic" style:font-weight-asian="bold" style:font-style-complex="italic" style:font-weight-complex="bold"/>
    </style:style>
    <style:style style:name="T21" style:family="text">
      <style:text-properties style:text-line-through-style="none" style:text-line-through-type="none" fo:font-style="italic" fo:font-weight="bold" officeooo:rsid="0024fc1d" style:font-style-asian="italic" style:font-weight-asian="bold" style:font-style-complex="italic" style:font-weight-complex="bold"/>
    </style:style>
    <style:style style:name="T22" style:family="text">
      <style:text-properties style:text-line-through-style="none" style:text-line-through-type="none" fo:font-style="italic" fo:font-weight="bold" officeooo:rsid="00250e4c" style:font-style-asian="italic" style:font-weight-asian="bold" style:font-style-complex="italic" style:font-weight-complex="bold"/>
    </style:style>
    <style:style style:name="T23" style:family="text">
      <style:text-properties style:text-line-through-style="none" style:text-line-through-type="none" officeooo:rsid="0024fc1d"/>
    </style:style>
    <style:style style:name="T24" style:family="text">
      <style:text-properties style:text-line-through-style="none" style:text-line-through-type="none" fo:font-weight="bold" style:font-weight-asian="bold" style:font-weight-complex="bold"/>
    </style:style>
    <style:style style:name="T25" style:family="text">
      <style:text-properties style:text-line-through-style="none" style:text-line-through-type="none" officeooo:rsid="00250e4c"/>
    </style:style>
    <style:style style:name="T26" style:family="text">
      <style:text-properties style:text-line-through-style="none" style:text-line-through-type="none" officeooo:rsid="0026b6f1"/>
    </style:style>
    <style:style style:name="T27" style:family="text">
      <style:text-properties style:text-line-through-style="none" style:text-line-through-type="none" officeooo:rsid="0028b0f7"/>
    </style:style>
    <style:style style:name="T28" style:family="text">
      <style:text-properties style:text-line-through-style="none" style:text-line-through-type="none" officeooo:rsid="0029ece0"/>
    </style:style>
    <style:style style:name="T29" style:family="text">
      <style:text-properties officeooo:rsid="002c61ed"/>
    </style:style>
    <style:style style:name="T30" style:family="text">
      <style:text-properties officeooo:rsid="002e47b3"/>
    </style:style>
    <style:style style:name="T31" style:family="text">
      <style:text-properties officeooo:rsid="002f57af"/>
    </style:style>
    <style:style style:name="T32" style:family="text">
      <style:text-properties officeooo:rsid="00310d36"/>
    </style:style>
    <style:style style:name="T33" style:family="text">
      <style:text-properties officeooo:rsid="0032742c"/>
    </style:style>
    <style:style style:name="T34" style:family="text">
      <style:text-properties officeooo:rsid="0036733c"/>
    </style:style>
    <style:style style:name="T35" style:family="text">
      <style:text-properties officeooo:rsid="0036cac2"/>
    </style:style>
    <style:style style:name="T36" style:family="text">
      <style:text-properties officeooo:rsid="0037aa4d"/>
    </style:style>
    <style:style style:name="T37" style:family="text">
      <style:text-properties officeooo:rsid="00392ee7"/>
    </style:style>
    <style:style style:name="T38" style:family="text">
      <style:text-properties officeooo:rsid="003ae5cd"/>
    </style:style>
    <style:style style:name="T39" style:family="text">
      <style:text-properties officeooo:rsid="003bb436"/>
    </style:style>
    <style:style style:name="T40" style:family="text">
      <style:text-properties officeooo:rsid="003cf010"/>
    </style:style>
    <style:style style:name="T41" style:family="text">
      <style:text-properties officeooo:rsid="003e636e"/>
    </style:style>
    <style:style style:name="T42" style:family="text">
      <style:text-properties officeooo:rsid="00400669"/>
    </style:style>
    <style:style style:name="T43" style:family="text">
      <style:text-properties officeooo:rsid="0043f9bc"/>
    </style:style>
    <style:style style:name="T44" style:family="text">
      <style:text-properties officeooo:rsid="0044b8aa"/>
    </style:style>
    <style:style style:name="T45" style:family="text">
      <style:text-properties officeooo:rsid="004753b0"/>
    </style:style>
    <style:style style:name="T46" style:family="text">
      <style:text-properties officeooo:rsid="0047e753"/>
    </style:style>
    <style:style style:name="T47" style:family="text">
      <style:text-properties officeooo:rsid="004ad7f3"/>
    </style:style>
    <style:style style:name="T48" style:family="text">
      <style:text-properties fo:color="#000000" style:text-underline-style="none"/>
    </style:style>
    <style:style style:name="T49" style:family="text">
      <style:text-properties fo:color="#000000" style:text-underline-style="none" officeooo:rsid="0016eaea"/>
    </style:style>
    <style:style style:name="T50" style:family="text">
      <style:text-properties fo:color="#000000" style:text-underline-style="none" officeooo:rsid="0016eaea"/>
    </style:style>
    <style:style style:name="T51" style:family="text">
      <style:text-properties fo:color="#000000" officeooo:rsid="0016eaea"/>
    </style:style>
    <style:style style:name="T52" style:family="text">
      <style:text-properties fo:color="#000000" style:font-name="Arial" style:font-name-complex="Arial1"/>
    </style:style>
    <style:style style:name="T53" style:family="text">
      <style:text-properties fo:color="#000000" style:font-name="Arial" fo:font-style="italic" style:font-style-asian="italic" style:font-name-complex="Arial1"/>
    </style:style>
    <style:style style:name="T54" style:family="text">
      <style:text-properties fo:color="#000000" fo:font-style="italic" style:font-style-asian="italic" style:font-name-complex="Arial1"/>
    </style:style>
    <style:style style:name="T55" style:family="text">
      <style:text-properties fo:color="#000000" style:font-name-complex="Arial1"/>
    </style:style>
    <style:style style:name="T56" style:family="text">
      <style:text-properties officeooo:rsid="00505bee"/>
    </style:style>
    <style:style style:name="T57" style:family="text">
      <style:text-properties officeooo:rsid="0052e01c"/>
    </style:style>
    <style:style style:name="fr1" style:family="graphic" style:parent-style-name="Graphics">
      <style:graphic-properties style:vertical-pos="top" style:vertical-rel="baseline" style:shadow="none" draw:shadow-opacity="100%"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shadow="none" draw:shadow-opacity="100%"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2">Virtualização Do Ambiente De Desenvolvimento</text:p>
      <text:p text:style-name="P27"><text:span text:style-name="T7">Gustavo Morini¹, William Roberto Pelissari¹, Anderson Burnes¹</text:span></text:p>
      <text:p text:style-name="P19"><text:span text:style-name="T7">¹Faculdade Alfa</text:span> – <text:span text:style-name="T7">Umuarama</text:span> – <text:span text:style-name="T7">PR</text:span> – Bra<text:span text:style-name="T7">s</text:span>il</text:p>
      <text:p text:style-name="P25"><text:a xlink:type="simple" xlink:href="mailto:gustavommh@gmail.com" text:style-name="Internet_20_link" text:visited-style-name="Visited_20_Internet_20_Link"><text:span text:style-name="T49">gustavommh</text:span></text:a><text:a xlink:type="simple" xlink:href="mailto:gustavommh@gmail.com" text:style-name="Internet_20_link" text:visited-style-name="Visited_20_Internet_20_Link"><text:span text:style-name="T48">@</text:span></text:a><text:a xlink:type="simple" xlink:href="mailto:gustavommh@gmail.com" text:style-name="Internet_20_link" text:visited-style-name="Visited_20_Internet_20_Link"><text:span text:style-name="T49">gmail.com</text:span></text:a><text:span text:style-name="T7">, </text:span><text:a xlink:type="simple" xlink:href="mailto:wrpelissari@gmail.com" text:style-name="ListLabel_20_1" text:visited-style-name="ListLabel_20_1"><text:span text:style-name="Internet_20_link"><text:span text:style-name="T49">wrpelissari@gmail.com</text:span></text:span></text:a><text:span text:style-name="T51">, burnes@professorburnes.com</text:span></text:p>
      <text:p text:style-name="SBC_3a_abstract"><text:span text:style-name="T2">Abstract.</text:span> This article describes some of the advantages of using virtualization with Docker in the development environment. Demonstrates its main commands and how to set up a functional environment for web development, making distinct environments communicate with each other in a complete and totally independent environment of the host operating system.</text:p>
      <text:p text:style-name="SBC_3a_resumo"><text:span text:style-name="T2">Resumo.</text:span> Este artigo descreve algumas vantagens de se utilizar a virtualização no ambiente de desenvolvimento, seus principais comandos e como montar um ambiente funcional para o desenvolvimento web, fazendo <text:span text:style-name="T56">tecnologias distintas</text:span> <text:span text:style-name="T56">se comunicarem</text:span> formando um ambiente completo e totalmente independente do sistema operacional.</text:p>
      <text:h text:style-name="P30" text:outline-level="1">Introdução</text:h>
      <text:p text:style-name="P22">(um resumo expandido do artigo)</text:p>
      <text:p text:style-name="P21">Compreender as principais características para se criar um ambiente de desenvolvimento virtualizado, customizável com Docker e containers. Analisar como gerenciar os containers utilizando Docker, montar um ambiente de desenvolvimento Web funcional, configurar containers individuais interligados entre si, demonstrar o funcionamento de um projeto rodando dentro do ambiente virtual.</text:p>
      <text:p text:style-name="P21"><text:tab/>O ambiente de desenvolvimento se mostra muitas vez bem específico para cada tipo de projeto, configurar apenas uma vez e repassar para toda a equipe de trabalho funcionando exatamente igual em todas as máquinas, independente de sistema operacional vem a ser uma das justificativas de se usar Docker e containers.</text:p>
      <text:p text:style-name="P21"><text:tab/>Um ambiente convencional precisar ser totalmente refeito sempre que é preciso realizar uma manutenção na máquina hospedeira, dependendo da quantidade de elementos utilizados no ambiente de desenvolvimento essa pode ser uma tarefa árdua.</text:p>
      <text:p text:style-name="P21"><text:tab/>A virtualização com Docker chega com o intuito de simplificar esta tarefa, mantendo um nível profissional de segurança, confiabilidade e padronização, sendo para um único desenvolvedor ou uma grande equipe, facilmente customizável e replicável.</text:p>
      <text:h text:style-name="P31" text:outline-level="1">Apresentação</text:h>
      <text:p text:style-name="P21">Segundo (Gomes &amp; Souza, 2015), Docker é uma ferramenta que possibilita gerenciar aplicações distintas dentro de ambientes isolados denominados containers. É uma alternativa para desenvolvedores criarem com rapidez e facilidade seu ambiente de desenvolvimento e realizar todas as tarefas rotineiras, inclusive testes com total segurança. A principal funcionalidade é proporcionar ambientes isolados dentro da mesma máquina, independente de sistema operacional, disponível localmente ou <text:soft-page-break/>remotamente através de mapeamento de portas. <text:s/>(Henrique Rocha Silva &amp; — Licenciatura Orientador André Costa Drummond, 2017), descreve que um contêiner Docker basicamente, consiste em manter tudo o que é necessário para a aplicação ser executada, independente do sistema operacional nativo, compartilhando apenas o kernel da máquina hospedeira, dentro do container existe o sistema operacional, configurações do usuário e metadados, no entanto a imagem Docker é somente leitura, criando assim uma nova instancia sempre que necessário. Quando o Docker inicia um container a partir de uma imagem ele adiciona uma camada de leitura e escrita na parte superior da imagem no qual a aplicação pode ser executada.</text:p>
      <text:h text:style-name="P31" text:outline-level="1">Problematização</text:h>
      <text:p text:style-name="SBC_3a_paragraph_3a_first">Quando pensamos em desenvolvimento web, com PHP e MYSQL, precisamos de um servidor local que interprete os códigos PHP, além de um banco de dados local onde seja possível popular os dados da aplicação.</text:p>
      <text:p text:style-name="P20"><text:tab/>A instalação desses recursos pode ser um tanto trabalhoso, devido a utilizar várias tecnologias distintas, que trabalharem juntas, existem aplicativos como Xampp, WampServer, EasyPHP, que facilitam essa tarefa, porém não seria a alternativa ideal para um ambiente de desenvolvimento mais profissional.</text:p>
      <text:p text:style-name="SBC_3a_paragraph">Vamos montar com Docker, um ambiente de desenvolvimento profissional, rodando virtualmente os programas necessários para o aplicativo funcionar, de fácil manutenção e distribuição para outras pessoas da equipe, sendo recriado com apenas um comando</text:p>
      <text:h text:style-name="P32" text:outline-level="1">Metodologia</text:h>
      <text:p text:style-name="SBC_3a_paragraph_3a_first"><text:span text:style-name="T8">Para a realização do estudo é necessário a instalação da ferramenta Docker e Docker-Compose, que auxilia na orquestração dos containers. Para os sistemas Windows e Mac existe um instalador pronto, já no caso dos sistemas baseados em Linux é possível instalar via terminal seguindo orientações do próprio site do desenvolvedor. Também foi utilizado uma aplicação de exemplo desenvolvida em PHP, com ajuda do framework Codeigniter, tendo uma conexão em MySql e utilizando o PHPmyAdmin para gerenciamento do banco de dados.</text:span> </text:p>
      <text:h text:style-name="P33" text:outline-level="1">Resultados</text:h>
      <text:p text:style-name="P26">Assim que instalado a ferramenta Docker é possível utilizar seus comandos diretamente no terminal do sistema, a (tabela 1) referência a função e seu respectivo comando no terminal, primeiramente vamos verificar se a instalação foi realizada corretamente exibindo a verão instalada no sistema. Assim podemos então criar o container à partir de uma imagem base, no caso o banco de dados mariadb, neste comando se define o modo de execução, nome e senha de root para o novo container. </text:p>
      <text:p text:style-name="P26"><text:tab/>Quando se utiliza o termo run sempre criará um novo container, após a criação podemos <text:span text:style-name="T57">listá-los</text:span> para mais detalhe, é possível <text:span text:style-name="T57">acessá-lo</text:span> e rodar comandos específicos dentro deles, inspecionar a fundo mostrando todas as informações referentes a ele com o comando inspect. Parar sua execução, <text:span text:style-name="T57">iniciá-lo</text:span> sem a necessidade de <text:span text:style-name="T57">criá-lo</text:span> novamente, listar todos os containers criados na máquina e <text:span text:style-name="T57">removê-los</text:span> se necessário.</text:p>
      <text:p text:style-name="P36"/>
      <text:p text:style-name="P36"/>
      <text:p text:style-name="P37">Tabela 1. Comandos Docker.</text:p>
      <table:table table:name="Tabela2" table:style-name="Tabela2">
        <table:table-column table:style-name="Tabela2.A" table:number-columns-repeated="2"/>
        <table:table-row>
          <table:table-cell table:style-name="Tabela2.A1" office:value-type="string">
            <text:p text:style-name="P35">Função</text:p>
          </table:table-cell>
          <table:table-cell table:style-name="Tabela2.B1" office:value-type="string">
            <text:p text:style-name="P35">Comando do terminal</text:p>
          </table:table-cell>
        </table:table-row>
        <table:table-row>
          <table:table-cell table:style-name="Tabela2.A2" office:value-type="string">
            <text:p text:style-name="P40"><text:span text:style-name="T55">Verificar Instalação</text:span></text:p>
          </table:table-cell>
          <table:table-cell table:style-name="Tabela2.B2" office:value-type="string">
            <text:p text:style-name="P40"><text:span text:style-name="T54">docker --version</text:span></text:p>
          </table:table-cell>
        </table:table-row>
        <table:table-row>
          <table:table-cell table:style-name="Tabela2.A2" office:value-type="string">
            <text:p text:style-name="P40"><text:span text:style-name="T55">Criar um container à partir de uma imagem</text:span></text:p>
          </table:table-cell>
          <table:table-cell table:style-name="Tabela2.B2" office:value-type="string">
            <text:p text:style-name="P40"><text:span text:style-name="T54">docker run -d --name teste-db -e MARIADB_ROOT_PASSWORD=mypass mariadb</text:span></text:p>
          </table:table-cell>
        </table:table-row>
        <table:table-row>
          <table:table-cell table:style-name="Tabela2.A2" office:value-type="string">
            <text:p text:style-name="P40"><text:span text:style-name="T55">Verifica containers em execução</text:span></text:p>
          </table:table-cell>
          <table:table-cell table:style-name="Tabela2.B2" office:value-type="string">
            <text:p text:style-name="P40"><text:span text:style-name="T54">docker container ls</text:span></text:p>
          </table:table-cell>
        </table:table-row>
        <table:table-row>
          <table:table-cell table:style-name="Tabela2.A2" office:value-type="string">
            <text:p text:style-name="P40"><text:span text:style-name="T55">Acessar terminal do container</text:span></text:p>
          </table:table-cell>
          <table:table-cell table:style-name="Tabela2.B2" office:value-type="string">
            <text:p text:style-name="P40"><text:span text:style-name="T54">docker exec -it teste-db bash</text:span></text:p>
          </table:table-cell>
        </table:table-row>
        <table:table-row>
          <table:table-cell table:style-name="Tabela2.A2" office:value-type="string">
            <text:p text:style-name="P40"><text:span text:style-name="T55">Acessar o mysql dentro do container</text:span></text:p>
          </table:table-cell>
          <table:table-cell table:style-name="Tabela2.B2" office:value-type="string">
            <text:p text:style-name="P40"><text:span text:style-name="T54">mysql -u root -p</text:span></text:p>
          </table:table-cell>
        </table:table-row>
        <table:table-row>
          <table:table-cell table:style-name="Tabela2.A2" office:value-type="string">
            <text:p text:style-name="P40"><text:span text:style-name="T55">Inspecionar o container em execução</text:span></text:p>
          </table:table-cell>
          <table:table-cell table:style-name="Tabela2.B2" office:value-type="string">
            <text:p text:style-name="P40"><text:span text:style-name="T54">docker inspect teste-db</text:span></text:p>
          </table:table-cell>
        </table:table-row>
        <table:table-row>
          <table:table-cell table:style-name="Tabela2.A2" office:value-type="string">
            <text:p text:style-name="P40"><text:span text:style-name="T55">Parar o container</text:span></text:p>
          </table:table-cell>
          <table:table-cell table:style-name="Tabela2.B2" office:value-type="string">
            <text:p text:style-name="P40"><text:span text:style-name="T54">docker container stop teste-db</text:span></text:p>
          </table:table-cell>
        </table:table-row>
        <table:table-row>
          <table:table-cell table:style-name="Tabela2.A2" office:value-type="string">
            <text:p text:style-name="P40"><text:span text:style-name="T55">Iniciar novamente o container criado</text:span></text:p>
          </table:table-cell>
          <table:table-cell table:style-name="Tabela2.B2" office:value-type="string">
            <text:p text:style-name="P40"><text:span text:style-name="T54">docker container start teste-db</text:span></text:p>
          </table:table-cell>
        </table:table-row>
        <table:table-row>
          <table:table-cell table:style-name="Tabela2.A2" office:value-type="string">
            <text:p text:style-name="P40"><text:span text:style-name="T55">Listar todos os containers existentes na máquina</text:span></text:p>
          </table:table-cell>
          <table:table-cell table:style-name="Tabela2.B2" office:value-type="string">
            <text:p text:style-name="P40"><text:span text:style-name="T54">docker container ls -a</text:span></text:p>
          </table:table-cell>
        </table:table-row>
        <table:table-row>
          <table:table-cell table:style-name="Tabela2.A2" office:value-type="string">
            <text:p text:style-name="P40"><text:span text:style-name="T55">Remover o container</text:span></text:p>
          </table:table-cell>
          <table:table-cell table:style-name="Tabela2.B2" office:value-type="string">
            <text:p text:style-name="P40"><text:span text:style-name="T54">docker container rm teste-db</text:span></text:p>
          </table:table-cell>
        </table:table-row>
      </table:table>
      <text:p text:style-name="P39"/>
      <text:p text:style-name="P39">Este são os passos básicos para criação e gerenciamento de um container com Docker, poderíamos criar mais de um contêiner e interligá-los, mas seria algo muito verboso que não tem a necessidade, ainda mais que a proposta é facilitar a experiência do desenvolvedor, assim vamos utilizar para criar o ambiente completo o Docker-compose, que à partir de uma lista de comandos interpreta e passa para o Docker executá-los de maneira simples. </text:p>
      <text:p text:style-name="P39"><text:tab/>Dentro de uma pasta vazia vamos criar um arquivo “docker-compose.yml” este será responsável por subir nossos serviços, o arquivo depende de uma endentação correta para compreender em qual camada estão os comandos e como interpretá-los.</text:p>
      <text:p text:style-name="P24"><text:soft-page-break/><text:span text:style-name="T28"><draw:frame draw:style-name="fr1" draw:name="Figura5" text:anchor-type="as-char" svg:width="7.474cm" svg:height="10.089cm" draw:z-index="4"><draw:image xlink:href="../images/docker-compose.png" xlink:type="simple" xlink:show="embed" xlink:actuate="onLoad" loext:mime-type="image/png"/></draw:frame></text:span></text:p>
      <text:p text:style-name="P18">Figur<text:span text:style-name="T41">a</text:span> <text:span text:style-name="T37">1</text:span>. Estrutura do arquivo docker-compose.yml.</text:p>
      <text:h text:style-name="P28" text:outline-level="1">Desenvolvimento</text:h>
      <text:p text:style-name="P14"><text:tab/>Quando pensamos em desenvolvimento web, com <text:span text:style-name="T30">PHP</text:span> e <text:span text:style-name="T30">MYSQL</text:span>, precisamos de um servidor local que interprete os códigos <text:span text:style-name="T30">PHP</text:span>, além de um banco de dados local onde seja possível popular os dados da aplicação.</text:p>
      <text:p text:style-name="P14"><text:tab/>A instalação desses recursos pode ser um tanto trabalhoso, devido a utilizar várias tecnologias distintas, que trabalharem juntas, existem <text:span text:style-name="T31">aplicativos</text:span> como <text:span text:style-name="T4">Xampp</text:span>, <text:span text:style-name="T5">WampServer</text:span><text:span text:style-name="T11">, </text:span><text:span text:style-name="T5">EasyPHP</text:span>, que facilita<text:span text:style-name="T31">m</text:span> essa tarefa, porém não seria a alternativa ideal para um ambiente de <text:span text:style-name="T31">desenvolvimento mais profissional</text:span>.</text:p>
      <text:p text:style-name="P14"><text:tab/>Vamos montar com Docker, <text:span text:style-name="T32">um</text:span> ambiente de desenvolvimento <text:span text:style-name="T32">profissional</text:span>, <text:span text:style-name="T32">rodando virtualmente</text:span> os programas necessários para o aplicativo funcionar, de fácil manutenção e distribuição para outras pessoas da equipe, sendo <text:span text:style-name="T12">recriado</text:span> com apenas um comando.</text:p>
      <text:p text:style-name="P14"><text:tab/><text:span text:style-name="T13">Foi</text:span> utilizado o Docker no sistema operacional <text:span text:style-name="T4">Linux Mint 19.1 64 bits</text:span>, dentro do terminal <text:span text:style-name="T14">instalamos os pacotes, </text:span>“<text:span text:style-name="T4">sudo apt install docker.io docker-compose</text:span>”, verificamos se tudo foi instalado corretamente, “<text:span text:style-name="T4">docker –v &amp;&amp; docker-compose -v</text:span>”. Estes comandos vão mostrar a versão de cada aplicativo instalad<text:span text:style-name="T15">o</text:span> <text:span text:style-name="T10">no sistema</text:span>, <text:span text:style-name="T10">desta forma verificamos que</text:span> tudo <text:span text:style-name="T10">está</text:span> correto e podemos prosseguir.</text:p>
      <text:p text:style-name="P15"><text:tab/>Utilizando apenas o <text:span text:style-name="T16">D</text:span>ocker poderíamos iniciar <text:span text:style-name="T17">um</text:span> banco de dados <text:span text:style-name="T17">rapidamente</text:span>, “<text:span text:style-name="T4">sudo docker run --name teste-mariadb -e MYSQL_ROOT_PASSWORD=mypass -d mariadb</text:span><text:span text:style-name="T18">”. </text:span><text:span text:style-name="T19">Este comando está pedindo para o docker rodar um </text:span><text:span text:style-name="T23">novo</text:span><text:span text:style-name="T19"> container, “run” como nome “testemariadb” passando uma variável de ambiente “-e” que diz que a senha de root será “mypass” rodando em modo </text:span><text:span text:style-name="T23">demon</text:span><text:span text:style-name="T19"> “-d” chamando a imagem mariadb. </text:span><text:span text:style-name="T23">Assim que executado o comando retorna o id do novo container, </text:span><text:soft-page-break/><text:span text:style-name="T23">“</text:span><text:span text:style-name="T21">cafe7b8a15b94fbd47147bc12be331028fb80c328e4fd14526146b50147fe512</text:span><text:span text:style-name="T23">” demonstrando que está rodando em modo demon, </text:span><text:span text:style-name="T25">o container também pode ser gerenciado pelo nome que foi definido no momento da criação “teste-mariadb”. </text:span></text:p>
      <text:p text:style-name="P15"><text:span text:style-name="T25"><text:tab/>Agora podemos acessar o container para rodar os comandos SQL, “</text:span><text:span text:style-name="T22">sudo docker exec -it teste-mariadb bash</text:span><text:span text:style-name="T25">” o comando faz o Docker executar “exec” em modo interativo “-it” dentro do container “teste-mariadb” o “bash” terminal do sistema. </text:span><text:span text:style-name="T26">Em nosso</text:span><text:span text:style-name="T25"> terminal ao invés do nome de usuário local “</text:span><text:a xlink:type="simple" xlink:href="mailto:gustavo@linux" text:style-name="Internet_20_link" text:visited-style-name="Visited_20_Internet_20_Link"><text:span text:style-name="T22">gustavo@linux</text:span></text:a><text:span text:style-name="T22">:~$</text:span><text:span text:style-name="T25">” passamos a utilizar o usuário “</text:span><text:a xlink:type="simple" xlink:href="mailto:root@cafe7b8a15b9" text:style-name="Internet_20_link" text:visited-style-name="Visited_20_Internet_20_Link"><text:span text:style-name="T22">root@cafe7b8a15b9</text:span></text:a><text:span text:style-name="T22">:/#</text:span><text:span text:style-name="T25">” </text:span><text:span text:style-name="T26">significa que estamos dentro do container como root podendo rodar os comandos necessários para criação do banco.</text:span></text:p>
      <text:p text:style-name="P2"><text:span text:style-name="T26">V</text:span><text:span text:style-name="T18">oltando para o ambiente local podemos inspecionar o container “</text:span><text:span text:style-name="T20">sudo docker inspect teste-mariadb</text:span><text:span text:style-name="T18">” mostrando todas as informações desse container, inclusive "</text:span><text:span text:style-name="T20">IPAddress": "172.17.0.2</text:span><text:span text:style-name="T18">" que é a formata de acessar o container externamente.</text:span></text:p>
      <text:p text:style-name="P2"><text:span text:style-name="T18">Podemos listar os containers rodando na máquina, “</text:span><text:span text:style-name="T20">sudo docker container ls</text:span><text:span text:style-name="T18">”, parar o container utilizando seu nome ou id, “</text:span><text:span text:style-name="T20">sudo docker container stop teste-mariadb</text:span><text:span text:style-name="T18">”, iniciá-lo da mesma forma, “</text:span><text:span text:style-name="T20">sudo docker container start teste-mariadb</text:span><text:span text:style-name="T18">”, listar todos os containers existentes mesmo que não estejam em execução, “</text:span><text:span text:style-name="T24">sudo docker container ls -a</text:span><text:span text:style-name="T18">” e se deletar o container quando for necessário “</text:span><text:span text:style-name="T20">sudo docker container rm teste-mariadb</text:span><text:span text:style-name="T18">”.</text:span></text:p>
      <text:p text:style-name="P2"><text:span text:style-name="T18">Este são os passos básicos para criação e gerenciamento de um container com Docker, poderiamos criar mais de um conteiner e interligá-los, mas seria algo muito verboso que não tem a necessidade, ainda mais que a proposta é facilitar a vida do desenvolvedor, assim vamos utilizar para criar o ambiente completo o Docker-compose, que à partir de uma lista de comandos interpreta e passa para o docker executá-los de maneira simples. Em nosso projeto foi utilizado uma aplicação em PHP e MYSQL criada com o framework “</text:span><text:span text:style-name="T27">CodeIgniter”, existem várias formas de se criar o ambiente, utilizamos a mais simples que foi encontrar a imagem do framework para Docker e integrar em nosso projeto.</text:span></text:p>
      <text:p text:style-name="P3"><text:span text:style-name="T27">D</text:span><text:span text:style-name="T18">entro de uma pasta vazia vamos criar um arquivo “docker-compose.yml” este será responsável por subir nossos serviços, o arquivo depende de uma edentação correta para compreender em qual camada estão os comandos e como interpretá-los.</text:span></text:p>
      <text:p text:style-name="P4"><text:soft-page-break/><draw:frame draw:style-name="fr1" draw:name="Figura1" text:anchor-type="as-char" svg:width="7.474cm" svg:height="10.089cm" draw:z-index="0"><draw:image xlink:href="../images/docker-compose.png" xlink:type="simple" xlink:show="embed" xlink:actuate="onLoad" loext:mime-type="image/png"/></draw:frame></text:p>
      <text:p text:style-name="P17">Figur<text:span text:style-name="T41">a</text:span> <text:span text:style-name="T37">1</text:span>. Estrutura do arquivo docker-compose.yml.</text:p>
      <text:p text:style-name="P5"><text:tab/>A figura 01 mostra como <text:span text:style-name="T46">a organização é feita</text:span>, a edentação é fundamental para este tipo de arquivo, através dela que <text:span text:style-name="T47">define</text:span> como cada comando deve ser interpretado, inicia com a versão dos comandos, após os serviços a serem criados, “db” é o nome do serviço, pode ser qualquer um, usamos db para ficar mais didático, “image” é qual imagem o docker vai procurar para espelhar e criar o container db, “environment” são as variáveis globais que podemos passar no momento da estanciação, no caso define a senha de root para “mypass”. Próximo serviço “admin” referencia a imagem do “phpmyadmin”, realizando um mapeamento de portas para não haver conflito com o app, sua variável global é “PMA_HOST” que define o nome do host que irá se conectar, perceba que é o mesmo nome do serviço de banco de dados criado acima, “links” apenas define que irá se conectar com o serviço db. Já o serviço “app” é a nossa aplicação, utilizando a imagem do framework que já tem o ambiente pré-configurado, define a porta a ser utilizada local e virtual, “volumes” é muito importante, define onde irão ficar os arquivos localmente sendo espelhados dentro do container, e novamente diz para se conectar com o serviço db.</text:p>
      <text:p text:style-name="P5"><text:tab/><text:span text:style-name="T38">Feito isso criamos a uma pasta dentro do mesmo diretório chamada myapp, pelo terminal “</text:span><text:span text:style-name="T6">mkdir myapp</text:span><text:span text:style-name="T38">”, nela vamos colocar os arquivos da aplicação. Na aplicação existe o arquivo de banco de dados “</text:span><text:span text:style-name="T6">database.php</text:span><text:span text:style-name="T38">”</text:span> <text:span text:style-name="T38">onde devemos setar as informações de acordo com o container bd, “</text:span><text:span text:style-name="T6">hostname:db, username:root, password:mypass, database:controle</text:span><text:span text:style-name="T38">”. Neste momento já é possível subir os serviços, no diretório onde está o arquivo docker-compose.yml iremos rodar o comando “</text:span><text:span text:style-name="T6">sudo docker-compose up -d</text:span><text:span text:style-name="T38">”, a primeira execução demora um pouco por ter que baixar dos repositórios online as imagens necessárias para execução dos serviços descritos, após isso a iniciação é feita em poucos segundos, praticamente instantaneamente. Após é possível listar os container ativos com o comando “</text:span><text:span text:style-name="T6">sudo docker-compose ps</text:span><text:span text:style-name="T38">” como mostra a figura 02.</text:span></text:p>
      <text:p text:style-name="P6"><text:soft-page-break/><draw:frame draw:style-name="fr2" draw:name="Figura2" text:anchor-type="as-char" svg:width="14.259cm" svg:height="6.715cm" draw:z-index="1"><draw:image xlink:href="../images/up-ps.png" xlink:type="simple" xlink:show="embed" xlink:actuate="onLoad" loext:mime-type="image/png"/></draw:frame></text:p>
      <text:p text:style-name="P12">Figur<text:span text:style-name="T40">a</text:span> <text:span text:style-name="T39">2</text:span>. <text:span text:style-name="T42">Subindo e listando containers</text:span>.</text:p>
      <text:p text:style-name="P10">Na lista de containers é possível observar seu nome, o comando interno que está sendo executado, o estado e em qual porta está rodando e o redirecionamento que está sendo utilizado. <text:span text:style-name="T43">O phpmyadmin pode ser acessado na URL: </text:span><text:a xlink:type="simple" xlink:href="http://localhost:8080/" text:style-name="Internet_20_link" text:visited-style-name="Visited_20_Internet_20_Link"><text:span text:style-name="T43">http://localhost:8080</text:span></text:a><text:span text:style-name="T43">, Figura 03 e a aplicação URL: </text:span><text:a xlink:type="simple" xlink:href="http://localhost/" text:style-name="Internet_20_link" text:visited-style-name="Visited_20_Internet_20_Link"><text:span text:style-name="T43">http://localhost</text:span></text:a><text:span text:style-name="T43">, Figura 04.</text:span></text:p>
      <text:p text:style-name="P9"/>
      <text:p text:style-name="P8"><draw:frame draw:style-name="fr2" draw:name="Figura3" text:anchor-type="as-char" svg:width="7.273cm" svg:height="6.586cm" draw:z-index="2"><draw:image xlink:href="../images/phpmyadmin.png" xlink:type="simple" xlink:show="embed" xlink:actuate="onLoad" loext:mime-type="image/png"/></draw:frame><text:s text:c="2"/><draw:frame draw:style-name="fr2" draw:name="Figura4" text:anchor-type="as-char" svg:width="7.303cm" svg:height="6.613cm" draw:z-index="3"><draw:image xlink:href="../images/app.png" xlink:type="simple" xlink:show="embed" xlink:actuate="onLoad" loext:mime-type="image/png"/></draw:frame></text:p>
      <text:p text:style-name="P13">Figur<text:span text:style-name="T40">a</text:span> <text:span text:style-name="T44">3</text:span>. <text:span text:style-name="T45">http://localhost:8080</text:span>. <text:s/><text:tab/><text:tab/><text:tab/>Figur<text:span text:style-name="T40">a</text:span> <text:span text:style-name="T44">4</text:span>. <text:span text:style-name="T45">http://localhost</text:span>.</text:p>
      <text:p text:style-name="P7"/>
      <text:p text:style-name="P11">Este é o ambiente completo rodando em Docker, todas as alterações feitas na pasta “myapp” serão repassadas para o container interpretando internamente e devolvendo na URL configurada, para parar os containers todos de uma vez use o comando “<text:span text:style-name="T4">sudo docker-compose down</text:span>” e iniciar todos novamente “<text:span text:style-name="T4">sudo docker-compose up -d</text:span>”. Assim foi concluído o estudo do ambiente de desenvolvimento virtual em Docker.</text:p>
      <text:h text:style-name="P29" text:outline-level="1">Análise dos Resultados e Discussão</text:h>
      <text:p text:style-name="SBC_3a_paragraph_3a_first"><text:span text:style-name="T29">Analisamos que um primeiro contato com a ferramenta pode desmotivar o desenvolvedor por exigir um conhecimento específico de alguns comandos e regras, </text:span><text:soft-page-break/><text:span text:style-name="T29">mas assim que o primeiro projeto é criado nota-se que é um gerenciamento simples, que com um pouco de estudo é possível replicar ambientes complexos com muitas configurações em apenas um arquivo central</text:span>. </text:p>
      <text:h text:style-name="P29" text:outline-level="1">Conclusões e Trabalhos Futuros</text:h>
      <text:p text:style-name="P16">Concluímos que a ferramenta é sim funcional, executou com perfeição o trabalho proposto, mantém um sistema operacional limpo, livre de aplicações que não utilizamos no dia a dia, como ferramentas de testes, que podem ser criadas e apagadas rapidamente sem qualquer risco de conflito com outros aplicativos instalados. <text:span text:style-name="T35">Mantém um nível de segurança alto, podendo manter informações dentro e fora do container, criar redes específicas isoladas da rede padrão.</text:span> <text:span text:style-name="T33">P</text:span>or ser virtual e necessitar de adicionais para funcionar corretamente consome mais recursos da máquina <text:span text:style-name="T36">host</text:span>, tanto em disco quanto em processamento do que um ambiente local , mas <text:s/>menos que uma máquina virtual convencional que recria todo o sistema operacional <text:span text:style-name="T34">do zero</text:span>.</text:p>
      <text:p text:style-name="SBC_3a_references"/>
      <text:p text:style-name="SBC_3a_references">Ref<text:span text:style-name="T9">erências</text:span></text:p>
      <text:p text:style-name="SBC_3a_reference">Boulic, R. and Renault, O. (1991) “3D Hierarchies for Animation”, In: New Trends in Animation and Visualization, Edited by Nadia Magnenat-Thalmann and Daniel Thalmann, John Wiley &amp; Sons ltd., England.</text:p>
      <text:p text:style-name="SBC_3a_reference">Dyer, S., Martin, J. and Zulauf, J. (1995) “Motion Capture White Paper”, http://reality.sgi.com/employees/jam_sb/mocap/MoCapWP_v2.0.html, December.</text:p>
      <text:p text:style-name="SBC_3a_reference">Holton, M. and Alexander, S. (1995) “Soft Cellular Modeling: A Technique for the Simulation of Non-rigid Materials”, Computer Graphics: Developments in Virtual Environments, R. A. Earnshaw and J. A. Vince, England, Academic Press Ltd., p. 449-460.</text:p>
      <text:p text:style-name="SBC_3a_reference">Knuth, D. E. (1984), The TeXbook, Addison Wesley, 15<text:span text:style-name="T1">th</text:span> edition.</text:p>
      <text:p text:style-name="SBC_3a_reference">Smith, A. and Jones, B. (1999). On the complexity of computing. In <text:span text:style-name="T3">Advances in Computer Science</text:span>, pages 555–566. Publishing Pres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ucidasans1" svg:font-family="Lucidasans"/>
    <style:font-face style:name="Times2" svg:font-family="Times" style:font-family-generic="roman"/>
    <style:font-face style:name="TimesNewRoman,Bold" svg:font-family="'TimesNewRoman,Bold'" style:font-family-generic="roman"/>
    <style:font-face style:name="Courier" svg:font-family="Courier" style:font-adornments="Regular" style:font-family-generic="modern" style:font-pitch="fixed"/>
    <style:font-face style:name="Bitstream Vera Sans" svg:font-family="'Bitstream Vera Sans'" style:font-pitch="variable"/>
    <style:font-face style:name="Lucidasans" svg:font-family="Lucidasans" style:font-pitch="variable"/>
    <style:font-face style:name="Arial" svg:font-family="Arial" style:font-family-generic="roman" style:font-pitch="variable"/>
    <style:font-face style:name="Bitstream Vera Serif" svg:font-family="'Bitstream Vera Serif'" style:font-family-generic="roman" style:font-pitch="variable"/>
    <style:font-face style:name="Helvetica1" svg:font-family="Helvetica" style:font-family-generic="roman" style:font-pitch="variable"/>
    <style:font-face style:name="Times1" svg:font-family="Times" style:font-adornments="Bold" style:font-family-generic="roman" style:font-pitch="variable"/>
    <style:font-face style:name="Times" svg:font-family="Times" style:font-adornments="Regular" style:font-family-generic="roman" style:font-pitch="variable"/>
    <style:font-face style:name="Times New Roman" svg:font-family="'Times New Roman'" style:font-family-generic="roman" style:font-pitch="variable"/>
    <style:font-face style:name="Helvetica" svg:font-family="Helvetica" style:font-adornments="Bold" style:font-family-generic="swiss" style:font-pitch="variable"/>
    <style:font-face style:name="Liberation Sans" svg:font-family="'Liberation Sans'" style:font-family-generic="swiss" style:font-pitch="variable"/>
    <style:font-face style:name="Arial1" svg:font-family="Arial" style:font-family-generic="system" style:font-pitch="variable"/>
    <style:font-face style:name="DejaVu Sans" svg:font-family="'DejaVu Sans'"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font-independent-line-spacing="false">
        <style:tab-stops/>
      </style:paragraph-properties>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Bitstream Vera Serif" fo:font-size="12pt" fo:language="pt" fo:country="BR" style:font-name-asian="Bitstream Vera Sans" style:font-size-asian="12pt" style:language-asian="zxx" style:country-asian="none" style:font-name-complex="Lucidasans" style:font-size-complex="12pt" style:language-complex="zxx"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paragraph-properties fo:orphans="0" fo:widows="0" fo:hyphenation-ladder-count="no-limit" style:writing-mode="lr-tb"/>
      <style:text-properties style:use-window-font-color="true" style:font-name="Times" fo:font-family="Times" style:font-style-name="Regular" style:font-family-generic="roman" style:font-pitch="variable" fo:font-size="12pt" fo:font-weight="normal"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fo:hyphenate="false" fo:hyphenation-remain-char-count="2" fo:hyphenation-push-char-count="2"/>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itle" style:family="paragraph" style:parent-style-name="Standard" style:next-style-name="SBC_3a_author_28_s_29_" style:class="chapter" style:master-page-name="">
      <style:paragraph-properties fo:margin-top="0cm" fo:margin-bottom="0.4cm" loext:contextual-spacing="false" fo:text-align="center" style:justify-single-word="false" style:page-number="auto"/>
      <style:text-properties fo:font-variant="small-caps" style:font-name="Times1" fo:font-family="Times" style:font-style-name="Bold" style:font-family-generic="roman" style:font-pitch="variable" fo:font-size="18pt" fo:font-weight="bold" style:letter-kerning="true" style:font-size-asian="18pt" style:font-weight-asian="bold"/>
    </style:style>
    <style:style style:name="Subtitle" style:family="paragraph" style:parent-style-name="Title"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Standard" style:next-style-name="SBC_3a_paragraph" style:class="text">
      <style:paragraph-properties fo:margin-left="0cm" fo:margin-right="0cm" fo:margin-top="0.635cm" fo:margin-bottom="0cm" loext:contextual-spacing="false" fo:orphans="2" fo:widows="2" fo:text-indent="0cm" style:auto-text-indent="false" fo:keep-with-next="always">
        <style:tab-stops/>
      </style:paragraph-properties>
      <style:text-properties fo:font-variant="small-caps" style:use-window-font-color="true" style:font-name="Times1" fo:font-family="Times" style:font-style-name="Bold" style:font-family-generic="roman" style:font-pitch="variable" fo:font-size="14pt" fo:language="pt" fo:country="BR"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0pt"/>
    </style:style>
    <style:style style:name="Heading_20_2" style:display-name="Heading 2" style:family="paragraph" style:parent-style-name="Heading_20_1" style:next-style-name="SBC_3a_paragraph" style:class="text">
      <style:paragraph-properties fo:margin-left="0cm" fo:margin-right="0cm" fo:margin-top="0.423cm" fo:margin-bottom="0cm" loext:contextual-spacing="false" fo:text-indent="0cm" style:auto-text-indent="false"/>
      <style:text-properties fo:font-variant="normal" fo:text-transform="none" fo:font-size="13pt" style:font-size-asian="13pt"/>
    </style:style>
    <style:style style:name="Heading_20_3" style:display-name="Heading 3" style:family="paragraph" style:parent-style-name="Standard" style:next-style-name="SBC_3a_paragraph" style:class="text">
      <style:paragraph-properties fo:margin-left="0cm" fo:margin-right="0cm" fo:margin-top="0.423cm" fo:margin-bottom="0cm" loext:contextual-spacing="false" fo:text-indent="0cm" style:auto-text-indent="false" fo:keep-with-next="always"/>
      <style:text-properties fo:font-weight="bold" style:font-weight-asian="bold"/>
    </style:style>
    <style:style style:name="Heading_20_4" style:display-name="Heading 4"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font-style="italic" style:font-style-asian="italic"/>
    </style:style>
    <style:style style:name="Heading_20_5" style:display-name="Heading 5" style:family="paragraph" style:parent-style-name="Standard" style:next-style-name="SBC_3a_paragraph" style:class="text">
      <style:paragraph-properties fo:margin-left="0cm" fo:margin-right="0cm" fo:text-indent="0cm" style:auto-text-indent="false" fo:keep-with-next="always"/>
      <style:text-properties fo:color="#000000" style:font-name="TimesNewRoman,Bold" fo:font-family="'TimesNewRoman,Bold'" style:font-family-generic="roman" fo:language="pt" fo:country="BR" fo:font-weight="bold" style:language-asian="pt" style:country-asian="BR" style:font-weight-asian="bold"/>
    </style:style>
    <style:style style:name="Heading_20_6" style:display-name="Heading 6"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color="#000000" fo:language="pt" fo:country="BR" fo:font-style="italic" fo:font-weight="bold" style:language-asian="pt" style:country-asian="BR" style:font-style-asian="italic" style:font-weight-asian="bold"/>
    </style:style>
    <style:style style:name="Heading_20_7" style:display-name="Heading 7" style:family="paragraph" style:parent-style-name="Standard" style:next-style-name="SBC_3a_paragraph" style:class="text">
      <style:paragraph-properties fo:margin-left="0cm" fo:margin-right="0cm" fo:text-align="justify" style:justify-single-word="false" fo:text-indent="0cm" style:auto-text-indent="false" fo:keep-with-next="always"/>
      <style:text-properties fo:language="pt" fo:country="BR" fo:font-weight="bold" style:language-asian="pt" style:country-asian="BR" style:font-weight-asian="bold"/>
    </style:style>
    <style:style style:name="Heading_20_8" style:display-name="Heading 8" style:family="paragraph" style:parent-style-name="Standard" style:next-style-name="SBC_3a_paragraph" style:class="text">
      <style:paragraph-properties fo:margin-left="0cm" fo:margin-right="0cm" fo:text-indent="0cm" style:auto-text-indent="false" fo:keep-with-next="always"/>
      <style:text-properties fo:font-weight="bold" style:font-weight-asian="bold"/>
    </style:style>
    <style:style style:name="Heading_20_9" style:display-name="Heading 9" style:family="paragraph" style:parent-style-name="Standard" style:next-style-name="SBC_3a_paragraph" style:class="text">
      <style:paragraph-properties fo:margin-left="0cm" fo:margin-right="0cm" fo:text-align="center" style:justify-single-word="false" fo:text-indent="0cm" style:auto-text-indent="false" fo:keep-with-next="always"/>
      <style:text-properties fo:language="pt" fo:country="BR" fo:font-weight="bold" style:language-asian="pt" style:country-asian="BR" style:font-weight-asian="bold"/>
    </style:style>
    <style:style style:name="Heading_20_10" style:display-name="Heading 10" style:family="paragraph" style:parent-style-name="Title"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Lucidasans1" style:font-family-complex="Lucidasans"/>
    </style:style>
    <style:style style:name="Header" style:family="paragraph" style:parent-style-name="Standard" style:class="extra">
      <style:paragraph-properties>
        <style:tab-stops>
          <style:tab-stop style:position="7.795cm" style:type="center"/>
          <style:tab-stop style:position="15.589cm" style:type="right"/>
        </style:tab-stops>
      </style:paragraph-properties>
    </style:style>
    <style:style style:name="Footer" style:family="paragraph" style:parent-style-name="Standard" style:class="extra">
      <style:paragraph-properties>
        <style:tab-stops>
          <style:tab-stop style:position="7.795cm" style:type="center"/>
          <style:tab-stop style:position="15.58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font-size-asian="10pt" style:font-style-asian="italic" style:font-name-complex="Lucidasans1" style:font-family-complex="Lucidasans" style:font-size-complex="10pt" style:font-style-complex="italic"/>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complex="Lucidasans1" style:font-family-complex="Lucidasans"/>
    </style:style>
    <style:style style:name="SBC_3a_author_28_s_29_" style:display-name="SBC:author(s)" style:family="paragraph" style:parent-style-name="Standard" style:next-style-name="SBC_3a_institution" style:master-page-name="">
      <style:paragraph-properties fo:margin-top="0.42cm" fo:margin-bottom="0cm" loext:contextual-spacing="false" fo:text-align="center" style:justify-single-word="false" style:page-number="auto"/>
      <style:text-properties fo:color="#000000" fo:language="pt" fo:country="BR" fo:font-weight="bold" style:language-asian="pt" style:country-asian="BR"/>
    </style:style>
    <style:style style:name="SBC_3a_address" style:display-name="SBC:address" style:family="paragraph" style:parent-style-name="Standard" style:next-style-name="SBC_3a_institution" style:master-page-name="">
      <style:paragraph-properties fo:text-align="center" style:justify-single-word="false" style:page-number="auto"/>
      <style:text-properties style:use-window-font-color="true" fo:font-size="12pt" fo:language="pt" fo:country="BR" fo:font-weight="normal" style:language-asian="pt" style:country-asian="BR"/>
    </style:style>
    <style:style style:name="SBC_3a_reference" style:display-name="SBC:reference" style:family="paragraph" style:parent-style-name="Standard" style:master-page-name="">
      <style:paragraph-properties fo:margin-left="0.499cm" fo:margin-right="0cm" fo:margin-top="0.21cm" fo:margin-bottom="0cm" loext:contextual-spacing="false" fo:text-align="justify" style:justify-single-word="false" fo:text-indent="-0.499cm" style:auto-text-indent="false" style:page-number="auto">
        <style:tab-stops/>
      </style:paragraph-properties>
      <style:text-properties fo:color="#000000" fo:language="pt" fo:country="BR" fo:font-weight="normal" style:language-asian="pt" style:country-asian="BR"/>
    </style:style>
    <style:style style:name="SBC_3a_paragraph" style:display-name="SBC:paragraph" style:family="paragraph" style:parent-style-name="Standard" style:master-page-name="">
      <style:paragraph-properties fo:margin-left="0cm" fo:margin-right="0cm" fo:margin-top="0.21cm" fo:margin-bottom="0cm" loext:contextual-spacing="false" fo:text-align="justify" style:justify-single-word="false" fo:text-indent="1.251cm" style:auto-text-indent="false" style:page-number="auto"/>
      <style:text-properties fo:color="#000000" fo:language="pt" fo:country="BR" fo:font-weight="normal" style:language-asian="pt" style:country-asian="BR"/>
    </style:style>
    <style:style style:name="SBC_3a_institution" style:display-name="SBC:institution" style:family="paragraph" style:parent-style-name="Standard" style:next-style-name="SBC_3a_address" style:master-page-name="">
      <style:paragraph-properties fo:margin-top="0.42cm" fo:margin-bottom="0cm" loext:contextual-spacing="false" fo:text-align="center" style:justify-single-word="false" style:page-number="auto"/>
      <style:text-properties fo:font-size="12pt"/>
    </style:style>
    <style:style style:name="SBC_3a_resumo" style:display-name="SBC:resumo" style:family="paragraph" style:parent-style-name="Standard" style:next-style-name="SBC_3a_title_3a_1"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font-size="12pt" fo:font-style="italic"/>
    </style:style>
    <style:style style:name="SBC_3a_abstract" style:display-name="SBC:abstract" style:family="paragraph" style:parent-style-name="Standard" style:next-style-name="SBC_3a_resumo" style:master-page-name="">
      <style:paragraph-properties fo:margin-left="0.801cm" fo:margin-right="0.801cm" fo:margin-top="0.21cm" fo:margin-bottom="0.21cm" loext:contextual-spacing="false" fo:text-align="justify" style:justify-single-word="false" fo:text-indent="0cm" style:auto-text-indent="false" style:page-number="auto"/>
      <style:text-properties fo:language="en" fo:country="US" fo:font-style="italic" fo:font-weight="normal" style:font-style-asian="italic"/>
    </style:style>
    <style:style style:name="SBC_3a_list" style:display-name="SBC:list" style:family="paragraph" style:parent-style-name="Standard" style:list-style-name="SBC_3a_number_3a_list" style:master-page-name="">
      <style:paragraph-properties fo:margin-left="1.251cm" fo:margin-right="0cm" fo:text-align="justify" style:justify-single-word="false" fo:text-indent="0cm" style:auto-text-indent="false" style:page-number="auto">
        <style:tab-stops>
          <style:tab-stop style:position="0cm"/>
        </style:tab-stops>
      </style:paragraph-properties>
      <style:text-properties fo:language="pt" fo:country="BR" fo:font-weight="normal" style:language-asian="pt" style:country-asian="BR"/>
    </style:style>
    <style:style style:name="SBC_3a_figure" style:display-name="SBC:figure" style:family="paragraph" style:parent-style-name="Standard" style:next-style-name="SBC_3a_caption" style:master-page-name="">
      <style:paragraph-properties fo:margin-top="0.21cm" fo:margin-bottom="0cm" loext:contextual-spacing="false" fo:text-align="center" style:justify-single-word="false" fo:orphans="2" fo:widows="2" style:page-number="auto" fo:keep-with-next="always"/>
      <style:text-properties style:use-window-font-color="true" style:font-name="Times" fo:font-family="Times" style:font-style-name="Regular" style:font-family-generic="roman" style:font-pitch="variable" fo:font-size="12pt"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0pt"/>
    </style:style>
    <style:style style:name="SBC_3a_caption" style:display-name="SBC:caption" style:family="paragraph" style:parent-style-name="Standard" style:next-style-name="SBC_3a_paragraph" style:master-page-name="">
      <style:paragraph-properties fo:margin-left="0.801cm" fo:margin-right="0.801cm" fo:margin-top="0.21cm" fo:margin-bottom="0.21cm" loext:contextual-spacing="false" fo:text-align="center" style:justify-single-word="false" fo:orphans="2" fo:widows="2" fo:text-indent="0cm" style:auto-text-indent="false" style:page-number="auto"/>
      <style:text-properties style:use-window-font-color="true" style:font-name="Helvetica" fo:font-family="Helvetica" style:font-style-name="Bold" style:font-family-generic="swiss" style:font-pitch="variable" fo:font-size="10pt" fo:language="pt" fo:country="BR" fo:font-weight="bold" style:font-name-asian="Times New Roman" style:font-family-asian="'Times New Roman'" style:font-family-generic-asian="roman" style:font-pitch-asian="variable" style:font-size-asian="12pt" style:font-weight-asian="bold" style:font-name-complex="Times New Roman" style:font-family-complex="'Times New Roman'" style:font-family-generic-complex="roman" style:font-pitch-complex="variable" style:font-size-complex="10pt"/>
    </style:style>
    <style:style style:name="SBC_3a_references" style:display-name="SBC:references" style:family="paragraph" style:parent-style-name="Standard" style:next-style-name="SBC_3a_reference" style:master-page-name="">
      <style:paragraph-properties fo:margin-top="0.42cm" fo:margin-bottom="0cm" loext:contextual-spacing="false" style:page-number="auto" fo:keep-with-next="always">
        <style:tab-stops/>
      </style:paragraph-properties>
      <style:text-properties fo:font-variant="normal" fo:text-transform="none" fo:font-size="13pt" fo:font-weight="bold"/>
    </style:style>
    <style:style style:name="SBC_3a_title" style:display-name="SBC:title" style:family="paragraph" style:parent-style-name="Standard" style:next-style-name="SBC_3a_author_28_s_29_" style:master-page-name="">
      <style:paragraph-properties fo:margin-top="0.42cm" fo:margin-bottom="0cm" loext:contextual-spacing="false" fo:text-align="center" style:justify-single-word="false" style:page-number="auto"/>
      <style:text-properties fo:font-variant="normal" fo:text-transform="none" fo:font-size="16pt" fo:font-weight="bold"/>
    </style:style>
    <style:style style:name="SBC_3a_title_3a_1" style:display-name="SBC:title:1" style:family="paragraph" style:parent-style-name="Standard" style:next-style-name="SBC_3a_paragraph_3a_first" style:default-outline-level="1" style:class="text" style:master-page-name="">
      <style:paragraph-properties fo:margin-top="0.42cm" fo:margin-bottom="0cm" loext:contextual-spacing="false" style:page-number="auto" fo:keep-with-next="always"/>
      <style:text-properties fo:font-variant="normal" fo:text-transform="none" fo:font-size="13pt" fo:font-weight="bold"/>
    </style:style>
    <style:style style:name="SBC_3a_title_3a_2" style:display-name="SBC:title:2" style:family="paragraph" style:parent-style-name="Standard" style:next-style-name="SBC_3a_paragraph_3a_first" style:default-outline-level="2" style:class="text" style:master-page-name="">
      <style:paragraph-properties fo:margin-top="0.42cm" fo:margin-bottom="0cm" loext:contextual-spacing="false" style:page-number="auto" fo:keep-with-next="always"/>
      <style:text-properties fo:font-size="12pt" fo:font-weight="bold"/>
    </style:style>
    <style:style style:name="SBC_3a_title_3a_3" style:display-name="SBC:title:3" style:family="paragraph" style:parent-style-name="Standard" style:next-style-name="SBC_3a_paragraph_3a_first" style:class="text" style:master-page-name="">
      <style:paragraph-properties fo:margin-top="0.199cm" fo:margin-bottom="0cm" loext:contextual-spacing="false" style:page-number="auto" fo:keep-with-next="always"/>
      <style:text-properties fo:font-weight="normal"/>
    </style:style>
    <style:style style:name="SBC_3a_list_3a_numbered" style:display-name="SBC:list:numbered" style:family="paragraph" style:parent-style-name="Standard" style:list-style-name="SBC_3a_number_3a_list_3a_numbered" style:master-page-name="">
      <style:paragraph-properties fo:margin-left="0cm" fo:margin-right="0cm" fo:text-align="justify" style:justify-single-word="false" fo:text-indent="0cm" style:auto-text-indent="false" style:page-number="auto" text:number-lines="true" text:line-number="1">
        <style:tab-stops>
          <style:tab-stop style:position="0cm"/>
        </style:tab-stops>
      </style:paragraph-properties>
      <style:text-properties fo:language="pt" fo:country="BR"/>
    </style:style>
    <style:style style:name="SBC_3a_footnote" style:display-name="SBC:footnote" style:family="paragraph" style:parent-style-name="Standard" style:master-page-name="">
      <style:paragraph-properties fo:margin-left="0.499cm" fo:margin-right="0cm" fo:margin-top="0.109cm" fo:margin-bottom="0cm" loext:contextual-spacing="false" fo:text-indent="-0.499cm" style:auto-text-indent="false" style:page-number="auto">
        <style:tab-stops/>
      </style:paragraph-properties>
      <style:text-properties fo:font-size="10pt"/>
    </style:style>
    <style:style style:name="SBC_3a_email" style:display-name="SBC:email" style:family="paragraph" style:parent-style-name="Standard" style:next-style-name="SBC_3a_abstract">
      <style:paragraph-properties fo:margin-top="0.21cm" fo:margin-bottom="0.21cm" loext:contextual-spacing="false" fo:text-align="center" style:justify-single-word="false"/>
      <style:text-properties style:font-name="Courier" fo:font-family="Courier" style:font-style-name="Regular" style:font-family-generic="modern" style:font-pitch="fixed" fo:font-size="10pt"/>
    </style:style>
    <style:style style:name="SBC_3a_paragraph_3a_first" style:display-name="SBC:paragraph:first" style:family="paragraph" style:parent-style-name="SBC_3a_paragraph" style:next-style-name="SBC_3a_paragraph">
      <style:paragraph-properties fo:margin-left="0cm" fo:margin-right="0cm" fo:margin-top="0.21cm" fo:margin-bottom="0cm" loext:contextual-spacing="false" fo:text-indent="0cm" style:auto-text-indent="false"/>
    </style:style>
    <style:style style:name="SBC_3a_caption_3a_2lines" style:display-name="SBC:caption:2lines" style:family="paragraph" style:parent-style-name="SBC_3a_caption" style:next-style-name="SBC_3a_paragraph" style:master-page-name="">
      <style:paragraph-properties fo:text-align="justify" style:justify-single-word="false" style:page-number="auto"/>
    </style:style>
    <style:style style:name="Figure" style:family="paragraph" style:parent-style-name="Standard" style:default-outline-level="" style:class="extra">
      <style:paragraph-properties fo:text-align="center" style:justify-single-word="false"/>
    </style:style>
    <style:style style:name="caption" style:family="paragraph" style:parent-style-name="Standard" style:next-style-name="Standard" style:default-outline-level="">
      <style:paragraph-properties fo:margin-left="0.801cm" fo:margin-right="0.801cm" fo:margin-top="0.212cm" fo:margin-bottom="0.212cm" loext:contextual-spacing="false" fo:text-align="center" style:justify-single-word="false" fo:text-indent="0cm" style:auto-text-indent="false"/>
      <style:text-properties style:font-name="Helvetica1" fo:font-family="Helvetica" style:font-family-generic="roman" style:font-pitch="variable" fo:font-size="10pt" fo:font-weight="bold" style:font-size-asian="10pt" style:font-weight-asian="bold" style:font-weight-complex="bold"/>
    </style:style>
    <style:style style:name="Footnote_20_Symbol" style:display-name="Footnote Symbol" style:family="text"/>
    <style:style style:name="Page_20_Number" style:display-name="Page Number"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11pt" fo:background-color="transparen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Footnote_20_anchor" style:display-name="Footnote anchor" style:family="text">
      <style:text-properties style:text-position="super 58%"/>
    </style:style>
    <style:style style:name="Endnote_20_Symbol" style:display-name="Endnote Symbol" style:family="text"/>
    <style:style style:name="Zeichenformat" style:family="text"/>
    <style:style style:name="Endnote_20_anchor" style:display-name="Endnote anchor" style:family="text">
      <style:text-properties style:text-position="super 58%"/>
    </style:style>
    <style:style style:name="ListLabel_20_1" style:display-name="ListLabel 1" style:family="text">
      <style:text-properties fo:color="#000000" style:text-underline-style="none"/>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suffix="." style:num-format="1">
        <style:list-level-properties text:min-label-width="0.75cm"/>
      </text:outline-level-style>
      <text:outline-level-style text:level="2" style:num-suffix="." style:num-format="1" text:display-levels="2">
        <style:list-level-properties text:min-label-width="1cm"/>
      </text:outline-level-style>
      <text:outline-level-style text:level="3" style:num-suffix="." style:num-format="1" text:display-levels="3">
        <style:list-level-properties text:min-label-width="1.251cm"/>
      </text:outline-level-style>
      <text:outline-level-style text:level="4" style:num-suffix="." style:num-format="1" text:display-levels="4">
        <style:list-level-properties text:min-label-width="1.524cm"/>
      </text:outline-level-style>
      <text:outline-level-style text:level="5" style:num-suffix="." style:num-format="1" text:display-levels="5">
        <style:list-level-properties text:min-label-width="1.778cm"/>
      </text:outline-level-style>
      <text:outline-level-style text:level="6" style:num-suffix="." style:num-format="1" text:display-levels="6">
        <style:list-level-properties text:min-label-width="2.032cm"/>
      </text:outline-level-style>
      <text:outline-level-style text:level="7" style:num-suffix="." style:num-format="1" text:display-levels="7">
        <style:list-level-properties text:min-label-width="2.286cm"/>
      </text:outline-level-style>
      <text:outline-level-style text:level="8" style:num-suffix="." style:num-format="1" text:display-levels="8">
        <style:list-level-properties text:min-label-width="2.54cm"/>
      </text:outline-level-style>
      <text:outline-level-style text:level="9" style:num-suffix="." style:num-format="1" text:display-levels="9">
        <style:list-level-properties text:min-label-width="2.794cm"/>
      </text:outline-level-style>
      <text:outline-level-style text:level="10" style:num-suffix="." style:num-format="1" text:display-levels="10">
        <style:list-level-properties/>
      </text:outline-level-style>
    </text:outline-style>
    <text:list-style style:name="SBC_3a_number_3a_list" style:display-name="SBC:number:list" text:consecutive-numbering="true">
      <text:list-level-style-bullet text:level="1" text:style-name="Zeichenformat" text:bullet-char="•">
        <style:list-level-properties text:min-label-width="0.499cm"/>
        <style:text-properties style:font-name="StarSymbol"/>
      </text:list-level-style-bullet>
      <text:list-level-style-bullet text:level="2" text:style-name="Zeichenformat" text:bullet-char="•">
        <style:list-level-properties text:space-before="0.501cm" text:min-label-width="0.499cm"/>
        <style:text-properties style:font-name="StarSymbol"/>
      </text:list-level-style-bullet>
      <text:list-level-style-bullet text:level="3" text:style-name="Zeichenformat" text:bullet-char="•">
        <style:list-level-properties text:space-before="1cm" text:min-label-width="0.499cm"/>
        <style:text-properties style:font-name="StarSymbol"/>
      </text:list-level-style-bullet>
      <text:list-level-style-bullet text:level="4" text:style-name="Zeichenformat" text:bullet-char="•">
        <style:list-level-properties text:space-before="1.501cm" text:min-label-width="0.499cm"/>
        <style:text-properties style:font-name="StarSymbol"/>
      </text:list-level-style-bullet>
      <text:list-level-style-bullet text:level="5" text:style-name="Zeichenformat" text:bullet-char="•">
        <style:list-level-properties text:space-before="2cm" text:min-label-width="0.499cm"/>
        <style:text-properties style:font-name="StarSymbol"/>
      </text:list-level-style-bullet>
      <text:list-level-style-bullet text:level="6" text:style-name="Zeichenformat" text:bullet-char="•">
        <style:list-level-properties text:space-before="2.501cm" text:min-label-width="0.499cm"/>
        <style:text-properties style:font-name="StarSymbol"/>
      </text:list-level-style-bullet>
      <text:list-level-style-bullet text:level="7" text:style-name="Zeichenformat" text:bullet-char="•">
        <style:list-level-properties text:space-before="3.001cm" text:min-label-width="0.499cm"/>
        <style:text-properties style:font-name="StarSymbol"/>
      </text:list-level-style-bullet>
      <text:list-level-style-bullet text:level="8" text:style-name="Zeichenformat" text:bullet-char="•">
        <style:list-level-properties text:space-before="3.502cm" text:min-label-width="0.499cm"/>
        <style:text-properties style:font-name="StarSymbol"/>
      </text:list-level-style-bullet>
      <text:list-level-style-bullet text:level="9" text:style-name="Zeichenformat" text:bullet-char="•">
        <style:list-level-properties text:space-before="4.001cm" text:min-label-width="0.499cm"/>
        <style:text-properties style:font-name="StarSymbol"/>
      </text:list-level-style-bullet>
      <text:list-level-style-bullet text:level="10" text:style-name="Zeichenformat" text:bullet-char="•">
        <style:list-level-properties text:space-before="4.502cm" text:min-label-width="0.499cm"/>
        <style:text-properties style:font-name="StarSymbol"/>
      </text:list-level-style-bullet>
    </text:list-style>
    <text:list-style style:name="SBC_3a_number_3a_list_3a_numbered" style:display-name="SBC:number:list:numbered" text:consecutive-numbering="true">
      <text:list-level-style-number text:level="1" text:style-name="Zeichenformat" style:num-suffix="." style:num-format="1">
        <style:list-level-properties text:space-before="1.25cm" text:min-label-width="0.75cm"/>
      </text:list-level-style-number>
      <text:list-level-style-number text:level="2" text:style-name="Zeichenformat" style:num-suffix="." style:num-format="1">
        <style:list-level-properties text:space-before="3.251cm" text:min-label-width="0.75cm"/>
      </text:list-level-style-number>
      <text:list-level-style-number text:level="3" text:style-name="Zeichenformat" style:num-suffix="." style:num-format="1">
        <style:list-level-properties text:space-before="5.251cm" text:min-label-width="0.75cm"/>
      </text:list-level-style-number>
      <text:list-level-style-number text:level="4" text:style-name="Zeichenformat" style:num-suffix="." style:num-format="1">
        <style:list-level-properties text:space-before="7.251cm" text:min-label-width="0.75cm"/>
      </text:list-level-style-number>
      <text:list-level-style-number text:level="5" text:style-name="Zeichenformat" style:num-suffix="." style:num-format="1">
        <style:list-level-properties text:space-before="9.251cm" text:min-label-width="0.75cm"/>
      </text:list-level-style-number>
      <text:list-level-style-number text:level="6" text:style-name="Zeichenformat" style:num-suffix="." style:num-format="1">
        <style:list-level-properties text:space-before="11.252cm" text:min-label-width="0.75cm"/>
      </text:list-level-style-number>
      <text:list-level-style-number text:level="7" text:style-name="Zeichenformat" style:num-suffix="." style:num-format="1">
        <style:list-level-properties text:space-before="13.252cm" text:min-label-width="0.75cm"/>
      </text:list-level-style-number>
      <text:list-level-style-number text:level="8" text:style-name="Zeichenformat" style:num-suffix="." style:num-format="1">
        <style:list-level-properties text:space-before="15.252cm" text:min-label-width="0.75cm"/>
      </text:list-level-style-number>
      <text:list-level-style-number text:level="9" text:style-name="Zeichenformat" style:num-suffix="." style:num-format="1">
        <style:list-level-properties text:space-before="17.252cm" text:min-label-width="0.75cm"/>
      </text:list-level-style-number>
      <text:list-level-style-number text:level="10" text:style-name="Zeichenformat" style:num-suffix="." style:num-format="1">
        <style:list-level-properties text:space-before="19.253cm" text:min-label-width="0.7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3.5cm" fo:margin-bottom="2.499cm" fo:margin-left="3cm" fo:margin-right="3cm" style:writing-mode="lr-tb" style:layout-grid-color="#c0c0c0" style:layout-grid-lines="42" style:layout-grid-base-height="0.494cm" style:layout-grid-ruby-height="0.141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2.3.2$Linux_X86_64 LibreOffice_project/20$Build-2</meta:generator>
    <meta:creation-date>2010-08-03T10:11:27.48</meta:creation-date>
    <dc:language>pt-BR</dc:language>
    <meta:editing-cycles>54</meta:editing-cycles>
    <meta:editing-duration>PT2H8M42S</meta:editing-duration>
    <dc:date>2019-06-03T21:18:47.563708784</dc:date>
    <meta:document-statistic meta:table-count="1" meta:image-count="5" meta:object-count="0" meta:page-count="8" meta:paragraph-count="81" meta:word-count="2327" meta:character-count="15587" meta:non-whitespace-character-count="13324"/>
    <meta:user-defined meta:name="Info 1"/>
    <meta:user-defined meta:name="Info 2"/>
    <meta:user-defined meta:name="Info 3"/>
    <meta:user-defined meta:name="Info 4"/>
  </office:meta>
</office:document-meta>
</file>